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9562" officeooo:paragraph-rsid="00009562"/>
    </style:style>
    <style:style style:name="P2" style:family="paragraph" style:parent-style-name="Standard">
      <style:text-properties officeooo:rsid="00009562" officeooo:paragraph-rsid="0000bbc2"/>
    </style:style>
    <style:style style:name="P3" style:family="paragraph" style:parent-style-name="Standard">
      <style:text-properties officeooo:rsid="00009562" officeooo:paragraph-rsid="0002d96f"/>
    </style:style>
    <style:style style:name="P4" style:family="paragraph" style:parent-style-name="Standard">
      <style:text-properties officeooo:paragraph-rsid="0000bbc2"/>
    </style:style>
    <style:style style:name="P5" style:family="paragraph" style:parent-style-name="Standard">
      <style:text-properties officeooo:rsid="0001e3a7" officeooo:paragraph-rsid="0001e3a7"/>
    </style:style>
    <style:style style:name="P6" style:family="paragraph" style:parent-style-name="Standard">
      <style:text-properties officeooo:paragraph-rsid="0001e3a7"/>
    </style:style>
    <style:style style:name="P7" style:family="paragraph" style:parent-style-name="Standard">
      <style:text-properties officeooo:rsid="0002d96f" officeooo:paragraph-rsid="0002d96f"/>
    </style:style>
    <style:style style:name="P8" style:family="paragraph" style:parent-style-name="Standard">
      <style:text-properties officeooo:rsid="0002d96f" officeooo:paragraph-rsid="00059df5"/>
    </style:style>
    <style:style style:name="P9" style:family="paragraph" style:parent-style-name="Standard">
      <style:text-properties officeooo:rsid="0002d96f" officeooo:paragraph-rsid="000b88ea"/>
    </style:style>
    <style:style style:name="P10" style:family="paragraph" style:parent-style-name="Standard">
      <style:text-properties officeooo:paragraph-rsid="0007e1aa"/>
    </style:style>
    <style:style style:name="P11" style:family="paragraph" style:parent-style-name="Standard">
      <style:text-properties officeooo:paragraph-rsid="00089994"/>
    </style:style>
    <style:style style:name="P12" style:family="paragraph" style:parent-style-name="Standard">
      <style:text-properties officeooo:paragraph-rsid="00059df5"/>
    </style:style>
    <style:style style:name="P13" style:family="paragraph" style:parent-style-name="Standard">
      <style:text-properties officeooo:paragraph-rsid="000a148e"/>
    </style:style>
    <style:style style:name="P14" style:family="paragraph" style:parent-style-name="Standard">
      <style:text-properties officeooo:paragraph-rsid="000b147e"/>
    </style:style>
    <style:style style:name="P15" style:family="paragraph" style:parent-style-name="Standard">
      <style:text-properties officeooo:paragraph-rsid="000eabd1"/>
    </style:style>
    <style:style style:name="T1" style:family="text">
      <style:text-properties officeooo:rsid="00009562"/>
    </style:style>
    <style:style style:name="T2" style:family="text">
      <style:text-properties officeooo:rsid="0000bbc2"/>
    </style:style>
    <style:style style:name="T3" style:family="text">
      <style:text-properties officeooo:rsid="0001e3a7"/>
    </style:style>
    <style:style style:name="T4" style:family="text">
      <style:text-properties officeooo:rsid="0002d96f"/>
    </style:style>
    <style:style style:name="T5" style:family="text">
      <style:text-properties officeooo:rsid="00046685"/>
    </style:style>
    <style:style style:name="T6" style:family="text">
      <style:text-properties officeooo:rsid="0005e2fa"/>
    </style:style>
    <style:style style:name="T7" style:family="text">
      <style:text-properties officeooo:rsid="0007754d"/>
    </style:style>
    <style:style style:name="T8" style:family="text">
      <style:text-properties officeooo:rsid="0007e1aa"/>
    </style:style>
    <style:style style:name="T9" style:family="text">
      <style:text-properties officeooo:rsid="000a124c"/>
    </style:style>
    <style:style style:name="T10" style:family="text">
      <style:text-properties officeooo:rsid="000a148e"/>
    </style:style>
    <style:style style:name="T11" style:family="text">
      <style:text-properties officeooo:rsid="000b147e"/>
    </style:style>
    <style:style style:name="T12" style:family="text">
      <style:text-properties officeooo:rsid="000b88ea"/>
    </style:style>
    <style:style style:name="T13" style:family="text">
      <style:text-properties officeooo:rsid="000d4c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program <text:tab/></text:span>→ <text:span text:style-name="T1">string declarations scope'.'</text:span></text:p>
      <text:p text:style-name="P1"/>
      <text:p text:style-name="P4"><text:span text:style-name="T1">declarations <text:tab/></text:span>→ <text:span text:style-name="T1">var Identifier declarations</text:span></text:p>
      <text:p text:style-name="P2"><text:tab/><text:tab/><text:span text:style-name="T2">| ','</text:span> <text:span text:style-name="T2">Identifier declarations</text:span></text:p>
      <text:p text:style-name="P2"><text:tab/><text:tab/><text:span text:style-name="T2">| ':' </text:span><text:s/><text:span text:style-name="T3">type ';'</text:span></text:p>
      <text:p text:style-name="P2"><text:tab/><text:tab/><text:span text:style-name="T3">| Identifier':' array '['integer'.''.'integer']' of type';'</text:span></text:p>
      <text:p text:style-name="P1"/>
      <text:p text:style-name="P6"><text:span text:style-name="T3">type<text:tab/> <text:tab/></text:span>→ <text:span text:style-name="T2">String</text:span></text:p>
      <text:p text:style-name="P4"><text:tab/><text:tab/><text:span text:style-name="T2">| Integer</text:span></text:p>
      <text:p text:style-name="P5"><text:tab/><text:tab/>| Float</text:p>
      <text:p text:style-name="P5"><text:tab/><text:tab/>| Real</text:p>
      <text:p text:style-name="P1"/>
      <text:p text:style-name="P3">scope <text:tab/><text:tab/>→ begin <text:span text:style-name="T4">statement</text:span> end</text:p>
      <text:p text:style-name="P1"/>
      <text:p text:style-name="P7">statement <text:tab/>→ read'('<text:span text:style-name="T12">io-list</text:span>')'';'</text:p>
      <text:p text:style-name="P9"><text:tab/><text:tab/><text:span text:style-name="T12">| write</text:span>'('<text:span text:style-name="T12">io-list</text:span>')'';'</text:p>
      <text:p text:style-name="P7"><text:tab/><text:tab/>| OldComment</text:p>
      <text:p text:style-name="P7"><text:tab/><text:tab/><text:span text:style-name="T6">| expression</text:span></text:p>
      <text:p text:style-name="P8"><text:tab/><text:tab/><text:span text:style-name="T5">| while expr do scope';'</text:span></text:p>
      <text:p text:style-name="P8"><text:tab/><text:tab/><text:span text:style-name="T7">| if expr then else-part</text:span></text:p>
      <text:p text:style-name="P12"><text:span text:style-name="T4"><text:tab/><text:tab/>| for identifier</text:span> <text:span text:style-name="T9">'</text:span>:=<text:span text:style-name="T9">'</text:span> expr <text:span text:style-name="T9">to</text:span> expr <text:span text:style-name="T9">do</text:span> statement</text:p>
      <text:p text:style-name="P7"/>
      <text:p text:style-name="P10">expr <text:tab/><text:tab/>→ expr compOp simpleExpr <text:line-break/><text:tab/><text:tab/>| simpleExpr </text:p>
      <text:p text:style-name="P10"/>
      <text:p text:style-name="P13">io-list <text:tab/><text:tab/>→ io-list <text:span text:style-name="T10">'</text:span>,<text:span text:style-name="T10">'</text:span> <text:span text:style-name="T10">identifier</text:span> </text:p>
      <text:p text:style-name="P14"><text:tab/><text:tab/>| io-list <text:span text:style-name="T11">'</text:span>,<text:span text:style-name="T11">'</text:span> <text:span text:style-name="T11">string</text:span> </text:p>
      <text:p text:style-name="P14"><text:tab/><text:tab/>| <text:span text:style-name="T11">identifier</text:span> | <text:span text:style-name="T11">string</text:span></text:p>
      <text:p text:style-name="P10"/>
      <text:p text:style-name="P10">simpleExpr <text:tab/>→ simpleExpr addOp term </text:p>
      <text:p text:style-name="P10"><text:tab/><text:tab/>| term </text:p>
      <text:p text:style-name="P10"/>
      <text:p text:style-name="P10">term <text:tab/><text:tab/>→ term multOp factor </text:p>
      <text:p text:style-name="P10"><text:tab/><text:tab/>| factor </text:p>
      <text:p text:style-name="P10"><text:tab/><text:tab/></text:p>
      <text:p text:style-name="P10">factor <text:tab/><text:tab/>→ <text:span text:style-name="T13">type</text:span> </text:p>
      <text:p text:style-name="P10"><text:tab/><text:tab/>| <text:span text:style-name="T8">true</text:span> </text:p>
      <text:p text:style-name="P10"><text:tab/><text:tab/>| <text:span text:style-name="T8">false</text:span> </text:p>
      <text:p text:style-name="P10"><text:tab/><text:tab/>| <text:span text:style-name="T8">identifier</text:span></text:p>
      <text:p text:style-name="P15"><text:tab/><text:tab/>| <text:span text:style-name="T8">'</text:span>(<text:span text:style-name="T8">'</text:span> expr <text:span text:style-name="T8">'</text:span>)<text:span text:style-name="T8">'</text:span> </text:p>
      <text:p text:style-name="P15"><text:tab/><text:tab/>| <text:span text:style-name="T8">'</text:span>–<text:span text:style-name="T8">'</text:span> factor </text:p>
      <text:p text:style-name="P10"/>
      <text:p text:style-name="P10">compOp <text:tab/>→ <text:span text:style-name="T8">'</text:span>&lt;<text:span text:style-name="T8">'</text:span> | <text:span text:style-name="T8">'</text:span>&lt;=<text:span text:style-name="T8">'</text:span> | <text:span text:style-name="T8">'</text:span>&gt;<text:span text:style-name="T8">'</text:span> | <text:span text:style-name="T8">'</text:span>&gt;=<text:span text:style-name="T8">'</text:span> | <text:span text:style-name="T8">'</text:span>=<text:span text:style-name="T8">'</text:span> | <text:span text:style-name="T8">'</text:span>&lt;&gt;<text:span text:style-name="T8">'</text:span> | 'and' | 'or' </text:p>
      <text:p text:style-name="P10"/>
      <text:p text:style-name="P10">addOp <text:tab/><text:tab/>→ <text:span text:style-name="T8">'</text:span>+<text:span text:style-name="T8">'</text:span> | <text:span text:style-name="T8">'</text:span>–<text:span text:style-name="T8">'</text:span> </text:p>
      <text:p text:style-name="P10"/>
      <text:p text:style-name="P10">multOp <text:tab/>→ <text:span text:style-name="T8">'</text:span>*<text:span text:style-name="T8">'</text:span> | <text:span text:style-name="T8">'</text:span>/<text:span text:style-name="T8">'</text:span> | <text:span text:style-name="T8">'</text:span>mod<text:span text:style-name="T8">'</text:span></text:p>
      <text:p text:style-name="P10"/>
      <text:p text:style-name="P11">else-part <text:tab/>→ ELSE statement </text:p>
      <text:p text:style-name="P11"><text:tab/><text:tab/>| 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1T23:43:14.786053693</meta:creation-date>
    <dc:date>2015-03-22T01:41:26.602068156</dc:date>
    <meta:editing-duration>PT1H42M45S</meta:editing-duration>
    <meta:editing-cycles>14</meta:editing-cycles>
    <meta:generator>LibreOffice/4.2.7.2$Linux_X86_64 LibreOffice_project/420m0$Build-2</meta:generator>
    <meta:document-statistic meta:table-count="0" meta:image-count="0" meta:object-count="0" meta:page-count="1" meta:paragraph-count="37" meta:word-count="153" meta:character-count="888" meta:non-whitespace-character-count="687"/>
  </office:meta>
</office:document-meta>
</file>